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LinePropertySource.CommandLinePropertySource( String name , 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PropertySource.CommandLinePropertySource( 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PropertySource.setNonOptionArgsPropertyName( String nonOptionArgs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PropertySource.getProperty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mmandLinePropertySource.contains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